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NSImpl.setType( XSTypeDefinition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NSImpl.ElementNS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NSImpl.getTypeNam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NSImpl.ElementNSImpl( CoreDocumentImpl ownerDocument ,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NSImpl.ElementNSImpl( CoreDocumentImpl ownerDocumen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NSImpl.getLocal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NSImpl.isDerivedFrom( String typeNamespaceArg , String typeNameArg , int derivation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lementNSImpl.getPref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NSImpl.getNamespace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NSImpl.rename( String namespaceURI , String qualifie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NSImpl.setName( String namespaceURI , String qnam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lementNSImpl.setValues( CoreDocumentImpl ownerDocument , String namespaceURI , String qualifiedName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lementNSImpl.setPrefix( String prefix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ElementNSImpl.getXMLBas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NSImpl.ElementNSImpl( CoreDocumentImpl ownerDocument , String namespaceURI , String qualifiedName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NSImpl.getTyp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